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1a868b" officeooo:paragraph-rsid="001a868b"/>
    </style:style>
    <style:style style:name="P2" style:family="paragraph" style:parent-style-name="Text_20_body">
      <style:text-properties officeooo:rsid="001d57f2" officeooo:paragraph-rsid="001d57f2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1">
      <style:paragraph-properties fo:text-align="center" style:justify-single-word="false"/>
      <style:text-properties officeooo:rsid="00206566" officeooo:paragraph-rsid="00206566"/>
    </style:style>
    <style:style style:name="P5" style:family="paragraph" style:parent-style-name="Standard">
      <style:text-properties officeooo:rsid="001be990" officeooo:paragraph-rsid="001be990"/>
    </style:style>
    <style:style style:name="P6" style:family="paragraph" style:parent-style-name="Standard">
      <style:text-properties officeooo:rsid="001be990" officeooo:paragraph-rsid="0021c96a"/>
    </style:style>
    <style:style style:name="T1" style:family="text">
      <style:text-properties officeooo:rsid="001f27dc"/>
    </style:style>
    <style:style style:name="T2" style:family="text">
      <style:text-properties officeooo:rsid="00219d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Chapter 1</text:h>
      <text:h text:style-name="P4" text:outline-level="1">Apocalypse now</text:h>
      <text:p text:style-name="Text_20_body"/>
      <text:p text:style-name="P2">August 2025</text:p>
      <text:p text:style-name="P1"/>
      <text:p text:style-name="P6">It was a blast that deformed yet another piece of a building, now resembling the rest of the nearly completely demolished neighborhood… <text:s/></text:p>
      <text:p text:style-name="P6">War is a heartless machine, a creation of politicians. It takes no precautions and differentiates nothing among beings: be it a cat, a dog, a child, or a grown-up. <text:s/>Heat and destruction are bad partners; add dust and smoke, and you have a nearly apocalyptic premise laid out right before our eyes.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8T20:18:16.769591735</meta:creation-date>
    <dc:date>2025-12-13T11:35:44.049526449</dc:date>
    <meta:editing-duration>PT14M46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1" meta:paragraph-count="5" meta:word-count="80" meta:character-count="468" meta:non-whitespace-character-count="390"/>
  </office:meta>
</office:document-meta>
</file>